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360000004A30263C5DB1AE7E44.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er">
      <style:text-properties fo:font-style="italic" officeooo:rsid="006670ad" officeooo:paragraph-rsid="006670ad" style:font-style-asian="italic" style:font-style-complex="italic"/>
    </style:style>
    <style:style style:name="P2" style:family="paragraph" style:parent-style-name="Header">
      <style:text-properties fo:font-style="italic" officeooo:rsid="0013b35d" officeooo:paragraph-rsid="001867df" style:font-style-asian="italic" style:font-style-complex="italic"/>
    </style:style>
    <style:style style:name="P3" style:family="paragraph" style:parent-style-name="Footer">
      <style:paragraph-properties fo:text-align="end" style:justify-single-word="false"/>
    </style:style>
    <style:style style:name="P4" style:family="paragraph" style:parent-style-name="Text_20_body">
      <style:paragraph-properties fo:padding="0.049cm" fo:border="0.06pt solid #d9d9e3"/>
    </style:style>
    <style:style style:name="P5" style:family="paragraph" style:parent-style-name="Text_20_body">
      <style:paragraph-properties fo:padding="0.049cm" fo:border="0.06pt solid #d9d9e3"/>
    </style:style>
    <style:style style:name="T1" style:family="text">
      <style:text-properties officeooo:rsid="007b3e03"/>
    </style:style>
    <style:style style:name="T2" style:family="text">
      <style:text-properties loext:padding="0.049cm" loext:border="0.06pt solid #d9d9e3"/>
    </style:style>
    <style:style style:name="T3" style:family="text">
      <style:text-properties officeooo:rsid="0085681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Strong_20_Emphasis"><text:span text:style-name="T2">Pregunta 1:</text:span></text:span><text:span text:style-name="T2"> ¿Qué es Nginx y cuál es su función principal en una infraestructura web?</text:span></text:p>
      <text:p text:style-name="P4"><text:span text:style-name="Strong_20_Emphasis"><text:span text:style-name="T2">Respuesta 1:</text:span></text:span><text:span text:style-name="T2"> Nginx es un servidor web de alto rendimiento y servidor proxy inverso. Su función principal es servir contenido web estático y actuar como intermediario entre los clientes y los servidores web de aplicaciones.</text:span></text:p>
      <text:p text:style-name="P4"><text:span text:style-name="Strong_20_Emphasis"><text:span text:style-name="T2">Pregunta 2:</text:span></text:span><text:span text:style-name="T2"> ¿Cuál es la principal ventaja de Nginx en comparación con otros servidores web?</text:span></text:p>
      <text:p text:style-name="P4"><text:span text:style-name="Strong_20_Emphasis"><text:span text:style-name="T2">Respuesta 2:</text:span></text:span><text:span text:style-name="T2"> La principal ventaja de Nginx es su capacidad para manejar un gran número de conexiones concurrentes con un bajo consumo de recursos, lo que lo hace adecuado para servidores web de alto tráfico.</text:span></text:p>
      <text:p text:style-name="P4"><text:span text:style-name="Strong_20_Emphasis"><text:span text:style-name="T2">Pregunta 3:</text:span></text:span><text:span text:style-name="T2"> ¿En qué puerto suele escuchar Nginx de forma predeterminada para las solicitudes HTTP?</text:span></text:p>
      <text:p text:style-name="P4"><text:span text:style-name="Strong_20_Emphasis"><text:span text:style-name="T2">Respuesta 3:</text:span></text:span><text:span text:style-name="T2"> Nginx suele escuchar en el puerto 80 de forma predeterminada para las solicitudes HTTP.</text:span></text:p>
      <text:p text:style-name="P4"><text:span text:style-name="Strong_20_Emphasis"><text:span text:style-name="T2">Pregunta 4:</text:span></text:span><text:span text:style-name="T2"> ¿Cuál es el propósito de la directiva "server" en la configuración de Nginx?</text:span></text:p>
      <text:p text:style-name="P4"><text:span text:style-name="Strong_20_Emphasis"><text:span text:style-name="T2">Respuesta 4:</text:span></text:span><text:span text:style-name="T2"> La directiva "server" se utiliza para definir la configuración de un servidor virtual en Nginx. Cada servidor virtual puede servir un sitio web diferente.</text:span></text:p>
      <text:p text:style-name="P4"><text:span text:style-name="Strong_20_Emphasis"><text:span text:style-name="T2">Pregunta 5:</text:span></text:span><text:span text:style-name="T2"> ¿Cómo se instala Nginx en un sistema Linux?</text:span></text:p>
      <text:p text:style-name="P4"><text:span text:style-name="Strong_20_Emphasis"><text:span text:style-name="T2">Respuesta 5:</text:span></text:span><text:span text:style-name="T2"> Nginx se instala utilizando el gestor de paquetes de la distribución. Por ejemplo, en sistemas basados en Debian, se utiliza "apt-get", y en sistemas basados en Red Hat, se utiliza "yum" o "dnf".</text:span></text:p>
      <text:p text:style-name="P4"><text:span text:style-name="Strong_20_Emphasis"><text:span text:style-name="T2">Pregunta 6:</text:span></text:span><text:span text:style-name="T2"> ¿Qué es un servidor virtual (server block) en Nginx?</text:span></text:p>
      <text:p text:style-name="P4"><text:span text:style-name="Strong_20_Emphasis"><text:span text:style-name="T2">Respuesta 6:</text:span></text:span><text:span text:style-name="T2"> Un servidor virtual en Nginx es una configuración que permite servir múltiples sitios web en un solo servidor. Cada servidor virtual se define dentro de un bloque "server".</text:span></text:p>
      <text:p text:style-name="P4"><text:span text:style-name="Strong_20_Emphasis"><text:span text:style-name="T2">Pregunta 7:</text:span></text:span><text:span text:style-name="T2"> ¿Cuál es el propósito de la directiva "location" en la configuración de Nginx?</text:span></text:p>
      <text:p text:style-name="P4"><text:span text:style-name="Strong_20_Emphasis"><text:span text:style-name="T2">Respuesta 7:</text:span></text:span><text:span text:style-name="T2"> La directiva "location" se utiliza para definir cómo Nginx debe manejar las solicitudes que coincidan con un patrón específico de URL.</text:span></text:p>
      <text:p text:style-name="P4"><text:span text:style-name="Strong_20_Emphasis"><text:span text:style-name="T2">Pregunta 8:</text:span></text:span><text:span text:style-name="T2"> ¿Qué es un servidor proxy inverso y cuál es su función en Nginx?</text:span></text:p>
      <text:p text:style-name="P4"><text:soft-page-break/><text:span text:style-name="Strong_20_Emphasis"><text:span text:style-name="T2">Respuesta 8:</text:span></text:span><text:span text:style-name="T2"> Un servidor proxy inverso en Nginx actúa como intermediario entre los clientes y los servidores web de aplicaciones. Su función principal es enrutar las solicitudes entrantes a los servidores web de aplicaciones y proporcionar equilibrio de carga.</text:span></text:p>
      <text:p text:style-name="P4"><text:span text:style-name="Strong_20_Emphasis"><text:span text:style-name="T2">Pregunta 9:</text:span></text:span><text:span text:style-name="T2"> ¿Cómo se configura Nginx como servidor proxy inverso?</text:span></text:p>
      <text:p text:style-name="P4"><text:span text:style-name="Strong_20_Emphasis"><text:span text:style-name="T2">Respuesta 9:</text:span></text:span><text:span text:style-name="T2"> Nginx se configura como servidor proxy inverso definiendo un servidor virtual que utiliza la directiva "proxy_pass" para redirigir las solicitudes a los servidores de aplicaciones.</text:span></text:p>
      <text:p text:style-name="P4"><text:span text:style-name="Strong_20_Emphasis"><text:span text:style-name="T2">Pregunta 10:</text:span></text:span><text:span text:style-name="T2"> ¿Qué es el equilibrio de carga y cómo se configura en Nginx?</text:span></text:p>
      <text:p text:style-name="P4"><text:span text:style-name="Strong_20_Emphasis"><text:span text:style-name="T2">Respuesta 10:</text:span></text:span><text:span text:style-name="T2"> El equilibrio de carga distribuye las solicitudes entre varios servidores de aplicaciones para mejorar el rendimiento y la disponibilidad. Se configura en Nginx utilizando la directiva "upstream" y el módulo "http_upstream_module".</text:span></text:p>
      <text:p text:style-name="P4"><text:span text:style-name="Strong_20_Emphasis"><text:span text:style-name="T2">Pregunta 11:</text:span></text:span><text:span text:style-name="T2"> ¿Cuál es la función de la directiva "proxy_set_header" en la configuración de Nginx como servidor proxy inverso?</text:span></text:p>
      <text:p text:style-name="P4"><text:span text:style-name="Strong_20_Emphasis"><text:span text:style-name="T2">Respuesta 11:</text:span></text:span><text:span text:style-name="T2"> La directiva "proxy_set_header" se utiliza para configurar las cabeceras HTTP que se envían al servidor de aplicaciones cuando se redirigen las solicitudes.</text:span></text:p>
      <text:p text:style-name="P4"><text:span text:style-name="Strong_20_Emphasis"><text:span text:style-name="T2">Pregunta 12:</text:span></text:span><text:span text:style-name="T2"> ¿Qué es el bloque "location" con el modificador "=~" en Nginx?</text:span></text:p>
      <text:p text:style-name="P4"><text:span text:style-name="Strong_20_Emphasis"><text:span text:style-name="T2">Respuesta 12:</text:span></text:span><text:span text:style-name="T2"> El bloque "location" con el modificador "=~" permite definir un patrón de expresión regular para coincidir con las URL de las solicitudes entrantes.</text:span></text:p>
      <text:p text:style-name="P4"><text:span text:style-name="Strong_20_Emphasis"><text:span text:style-name="T2">Pregunta 13:</text:span></text:span><text:span text:style-name="T2"> ¿Cuál es el propósito de la directiva "proxy_cache" en la configuración de Nginx?</text:span></text:p>
      <text:p text:style-name="P4"><text:span text:style-name="Strong_20_Emphasis"><text:span text:style-name="T2">Respuesta 13:</text:span></text:span><text:span text:style-name="T2"> La directiva "proxy_cache" se utiliza para habilitar el almacenamiento en caché de respuestas de servidores de aplicaciones para reducir la carga en los servidores y mejorar el rendimiento.</text:span></text:p>
      <text:p text:style-name="P4"><text:span text:style-name="Strong_20_Emphasis"><text:span text:style-name="T2">Pregunta 14:</text:span></text:span><text:span text:style-name="T2"> ¿Cómo se configura la compresión de respuestas en Nginx?</text:span></text:p>
      <text:p text:style-name="P4"><text:span text:style-name="Strong_20_Emphasis"><text:span text:style-name="T2">Respuesta 14:</text:span></text:span><text:span text:style-name="T2"> La compresión de respuestas se configura en Nginx utilizando las directivas "gzip" y "gzip_comp_level" en la configuración del servidor virtual.</text:span></text:p>
      <text:p text:style-name="P4"><text:span text:style-name="Strong_20_Emphasis"><text:span text:style-name="T2">Pregunta 15:</text:span></text:span><text:span text:style-name="T2"> ¿Qué es el bloque "if" en Nginx y cuándo se utiliza?</text:span></text:p>
      <text:p text:style-name="P4"><text:span text:style-name="Strong_20_Emphasis"><text:span text:style-name="T2">Respuesta 15:</text:span></text:span><text:span text:style-name="T2"> El bloque "if" en Nginx se utiliza para realizar pruebas condicionales y tomar decisiones basadas en el contenido de las solicitudes o respuestas. Se debe utilizar con precaución debido a posibles problemas de rendimiento.</text:span></text:p>
      <text:p text:style-name="P4"><text:soft-page-break/><text:span text:style-name="Strong_20_Emphasis"><text:span text:style-name="T2">Pregunta 16:</text:span></text:span><text:span text:style-name="T2"> ¿Cómo se realiza la recarga de la configuración de Nginx sin reiniciar el servidor?</text:span></text:p>
      <text:p text:style-name="P4"><text:span text:style-name="Strong_20_Emphasis"><text:span text:style-name="T2">Respuesta 16:</text:span></text:span><text:span text:style-name="T2"> La recarga de la configuración de Nginx se realiza utilizando el comando "nginx -s reload". Esto permite aplicar cambios de configuración sin interrumpir el servicio.</text:span></text:p>
      <text:p text:style-name="P4"><text:span text:style-name="Strong_20_Emphasis"><text:span text:style-name="T2">Pregunta 17:</text:span></text:span><text:span text:style-name="T2"> ¿Qué es Let's Encrypt y cómo se utiliza para habilitar HTTPS en Nginx?</text:span></text:p>
      <text:p text:style-name="P4"><text:span text:style-name="Strong_20_Emphasis"><text:span text:style-name="T2">Respuesta 17:</text:span></text:span><text:span text:style-name="T2"> Let's Encrypt es una autoridad de certificación que proporciona certificados SSL/TLS gratuitos. Se puede utilizar con Nginx para habilitar HTTPS mediante el complemento Certbot.</text:span></text:p>
      <text:p text:style-name="P4"><text:span text:style-name="Strong_20_Emphasis"><text:span text:style-name="T2">Pregunta 18:</text:span></text:span><text:span text:style-name="T2"> ¿Cómo se asegura Nginx contra ataques DDoS y otros ataques web?</text:span></text:p>
      <text:p text:style-name="P4"><text:span text:style-name="Strong_20_Emphasis"><text:span text:style-name="T2">Respuesta 18:</text:span></text:span><text:span text:style-name="T2"> Nginx puede protegerse contra ataques DDoS utilizando medidas como la limitación de conexiones, la limitación de velocidad y la configuración de reglas de firewall.</text:span></text:p>
      <text:p text:style-name="P4"><text:span text:style-name="Strong_20_Emphasis"><text:span text:style-name="T2">Pregunta 19:</text:span></text:span><text:span text:style-name="T2"> ¿Cuál es el propósito de la directiva "try_files" en la configuración de Nginx?</text:span></text:p>
      <text:p text:style-name="P4"><text:span text:style-name="Strong_20_Emphasis"><text:span text:style-name="T2">Respuesta 19:</text:span></text:span><text:span text:style-name="T2"> La directiva "try_files" se utiliza para especificar una serie de archivos o ubicaciones que se intentarán antes de devolver una respuesta 404.</text:span></text:p>
      <text:p text:style-name="P4"><text:span text:style-name="Strong_20_Emphasis"><text:span text:style-name="T2">Pregunta 20:</text:span></text:span><text:span text:style-name="T2"> ¿Qué es el bloque "http" en la configuración de Nginx y cuál es su función?</text:span></text:p>
      <text:p text:style-name="P4"><text:span text:style-name="Strong_20_Emphasis"><text:span text:style-name="T2">Respuesta 20:</text:span></text:span><text:span text:style-name="T2"> El bloque "http" en la configuración de Nginx se utiliza para definir configuraciones a nivel global para todo el servidor web, como la configuración de logs, tipos</text:span></text:p>
      <text:p text:style-name="Text_20_body"><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6670ad" officeooo:paragraph-rsid="006670ad" style:font-style-asian="italic" style:font-style-complex="italic"/>
    </style:style>
    <style:style style:name="MP2" style:family="paragraph" style:parent-style-name="Header">
      <style:text-properties fo:font-style="italic" officeooo:rsid="0013b35d" officeooo:paragraph-rsid="001867df" style:font-style-asian="italic" style:font-style-complex="italic"/>
    </style:style>
    <style:style style:name="MP3" style:family="paragraph" style:parent-style-name="Footer">
      <style:paragraph-properties fo:text-align="end" style:justify-single-word="false"/>
    </style:style>
    <style:style style:name="MT1" style:family="text">
      <style:text-properties officeooo:rsid="0085681b"/>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text:anchor-type="char" svg:x="11.88cm" svg:y="-0.66cm" svg:width="5.054cm" svg:height="1.207cm" draw:z-index="2"><draw:image xlink:href="Pictures/10000001000001360000004A30263C5DB1AE7E44.png" xlink:type="simple" xlink:show="embed" xlink:actuate="onLoad" draw:mime-type="image/png"/></draw:frame><text:span text:style-name="MT1">Servicios HTTP</text:span> </text:p>
        <text:p text:style-name="MP2">Implementación de Nginx como servidor web y como servidor proxy inverso</text:p>
      </style:header>
      <style:footer>
        <text:p text:style-name="MP3"><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0:04:41.848317391</meta:creation-date>
    <dc:date>2023-09-06T15:17:49.802797474</dc:date>
    <meta:editing-duration>PT8H6M20S</meta:editing-duration>
    <meta:editing-cycles>118</meta:editing-cycles>
    <meta:generator>LibreOffice/7.4.1.2$Linux_X86_64 LibreOffice_project/3c58a8f3a960df8bc8fd77b461821e42c061c5f0</meta:generator>
    <meta:document-statistic meta:table-count="0" meta:image-count="1" meta:object-count="0" meta:page-count="3" meta:paragraph-count="44" meta:word-count="864" meta:character-count="5482" meta:non-whitespace-character-count="4659"/>
  </office:meta>
</office:document-meta>
</file>